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9cm" fo:min-width="5.158cm"/>
    </style:style>
    <style:style style:name="gr2" style:family="graphic" style:parent-style-name="standard">
      <style:graphic-properties draw:textarea-horizontal-align="justify" draw:textarea-vertical-align="middle" draw:auto-grow-height="false" fo:min-height="1.378cm" fo:min-width="6.218cm"/>
    </style:style>
    <style:style style:name="gr3" style:family="graphic" style:parent-style-name="standard">
      <style:graphic-properties draw:textarea-horizontal-align="justify" draw:textarea-vertical-align="middle" draw:auto-grow-height="false" fo:min-height="2.35cm" fo:min-width="7.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5cm" fo:min-width="2.65cm"/>
    </style:style>
    <style:style style:name="gr6" style:family="graphic" style:parent-style-name="standard">
      <style:graphic-properties draw:textarea-horizontal-align="justify" draw:textarea-vertical-align="middle" draw:auto-grow-height="false" fo:min-height="0.946cm" fo:min-width="3.34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xml:id="id1" draw:id="id1" draw:layer="layout" svg:width="8cm" svg:height="2.6cm" svg:x="6.2cm" svg:y="1.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5cm" svg:height="2.3cm" svg:x="6.1cm" svg:y="26.1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8.3cm" svg:height="2.6cm" svg:x="6.1cm" svg:y="4.8cm">
          <text:p text:style-name="P1">suma = 0 </text:p>
          <draw:enhanced-geometry svg:viewBox="0 0 21600 21600" draw:type="rectangle" draw:enhanced-path="M 0 0 L 21600 0 21600 21600 0 21600 0 0 Z N"/>
        </draw:custom-shape>
        <draw:connector draw:style-name="gr4" draw:text-style-name="P2" xml:id="id2" draw:id="id2" draw:layer="layout" svg:x1="10.2cm" svg:y1="3.8cm" svg:x2="10.2cm" svg:y2="3.8cm" draw:start-shape="id1" draw:start-glue-point="8" draw:end-shape="id1" draw:end-glue-point="8" svg:d="M10200 3800z" svg:viewBox="0 0 1 1">
          <text:p/>
        </draw:connector>
        <draw:connector draw:style-name="gr4" draw:text-style-name="P2" draw:layer="layout" draw:type="line" svg:x1="10.2cm" svg:y1="3.8cm" svg:x2="10.25cm" svg:y2="4.8cm" draw:start-shape="id2" draw:start-glue-point="0" draw:end-shape="id3" draw:end-glue-point="0" svg:d="M10200 3800l50 1000" svg:viewBox="0 0 51 1001">
          <text:p/>
        </draw:connector>
        <draw:custom-shape draw:style-name="gr3" draw:text-style-name="P1" xml:id="id4" draw:id="id4" draw:layer="layout" svg:width="8.3cm" svg:height="2.6cm" svg:x="6.2cm" svg:y="8.7cm">
          <text:p text:style-name="P1">i = 0 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0.25cm" svg:y1="7.4cm" svg:x2="10.35cm" svg:y2="8.7cm" draw:start-shape="id3" draw:end-shape="id4" draw:end-glue-point="0" svg:d="M10250 7400l100 1300" svg:viewBox="0 0 101 1301">
          <text:p/>
        </draw:connector>
        <draw:custom-shape draw:style-name="gr5" draw:text-style-name="P1" xml:id="id5" draw:id="id5" draw:layer="layout" svg:width="6.3cm" svg:height="5cm" svg:x="7.2cm" svg:y="12.5cm">
          <text:p text:style-name="P1">i &lt; 3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2" draw:layer="layout" draw:type="line" svg:x1="10.35cm" svg:y1="11.3cm" svg:x2="10.35cm" svg:y2="12.5cm" draw:start-shape="id4" draw:end-shape="id5" svg:d="M10350 11300v1200" svg:viewBox="0 0 1 1201">
          <text:p/>
        </draw:connector>
        <draw:custom-shape draw:style-name="gr6" draw:text-style-name="P1" draw:layer="layout" svg:width="6.1cm" svg:height="1.9cm" svg:x="13.2cm" svg:y="17.3cm">
          <text:p text:style-name="P1">Pobierz liczb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30:00.428675253</meta:creation-date>
    <meta:generator>LibreOffice/6.0.7.3$Linux_X86_64 LibreOffice_project/00m0$Build-3</meta:generator>
    <dc:date>2019-11-07T12:35:34.056027587</dc:date>
    <meta:editing-duration>PT5M34S</meta:editing-duration>
    <meta:editing-cycles>1</meta:editing-cycles>
    <meta:document-statistic meta:object-count="10"/>
  </office:meta>
</office:document-meta>
</file>